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7.6833in" fo:margin-left="-0.3708in" table:align="left"/>
    </style:style>
    <style:style style:name="Table1.A" style:family="table-column">
      <style:table-column-properties style:column-width="0.75in"/>
    </style:style>
    <style:style style:name="Table1.B" style:family="table-column">
      <style:table-column-properties style:column-width="1.4375in"/>
    </style:style>
    <style:style style:name="Table1.C" style:family="table-column">
      <style:table-column-properties style:column-width="5.4958in"/>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2" style:family="table-row">
      <style:table-row-properties style:min-row-height="0.6208in"/>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1.3" style:family="table-row">
      <style:table-row-properties style:min-row-height="0.625in"/>
    </style:style>
    <style:style style:name="P1" style:family="paragraph" style:parent-style-name="Standard">
      <style:paragraph-properties fo:text-align="start" style:justify-single-word="false"/>
      <style:text-properties style:font-name="Times New Roman" fo:font-size="15pt" fo:font-weight="normal" officeooo:rsid="002403ee" officeooo:paragraph-rsid="002403ee" style:font-size-asian="13.1000003814697pt" style:font-weight-asian="normal" style:font-size-complex="15pt" style:font-weight-complex="normal"/>
    </style:style>
    <style:style style:name="P2" style:family="paragraph" style:parent-style-name="Standard">
      <style:paragraph-properties fo:text-align="start" style:justify-single-word="false"/>
      <style:text-properties style:font-name="Times New Roman" fo:font-size="15pt" fo:font-weight="normal" officeooo:rsid="00277aed" officeooo:paragraph-rsid="00277aed" style:font-size-asian="13.1000003814697pt" style:font-weight-asian="normal" style:font-size-complex="15pt" style:font-weight-complex="normal"/>
    </style:style>
    <style:style style:name="P3" style:family="paragraph" style:parent-style-name="Standard">
      <style:paragraph-properties fo:text-align="start" style:justify-single-word="false"/>
      <style:text-properties style:font-name="Times New Roman" fo:font-size="15pt" fo:font-weight="normal" officeooo:rsid="0027e38f" officeooo:paragraph-rsid="0027e38f" style:font-size-asian="13.1000003814697pt" style:font-weight-asian="normal" style:font-size-complex="15pt" style:font-weight-complex="normal"/>
    </style:style>
    <style:style style:name="P4" style:family="paragraph" style:parent-style-name="Standard">
      <style:paragraph-properties fo:text-align="start" style:justify-single-word="false"/>
      <style:text-properties style:font-name="Times New Roman" fo:font-size="15pt" fo:font-weight="normal" officeooo:rsid="0029b16f" officeooo:paragraph-rsid="002aca75" style:font-size-asian="13.1000003814697pt" style:font-weight-asian="normal" style:font-size-complex="15pt" style:font-weight-complex="normal"/>
    </style:style>
    <style:style style:name="P5" style:family="paragraph" style:parent-style-name="Standard">
      <style:paragraph-properties fo:text-align="start" style:justify-single-word="false"/>
      <style:text-properties style:font-name="Times New Roman" fo:font-size="15pt" fo:font-weight="normal" officeooo:rsid="002aca75" officeooo:paragraph-rsid="002aca75" style:font-size-asian="13.1000003814697pt" style:font-weight-asian="normal" style:font-size-complex="15pt" style:font-weight-complex="normal"/>
    </style:style>
    <style:style style:name="P6" style:family="paragraph" style:parent-style-name="Standard">
      <style:paragraph-properties fo:text-align="start" style:justify-single-word="false"/>
      <style:text-properties style:font-name="Times New Roman" fo:font-size="15pt" fo:font-weight="normal" officeooo:rsid="002c5583" officeooo:paragraph-rsid="002c5583" style:font-size-asian="13.1000003814697pt" style:font-weight-asian="normal" style:font-size-complex="15pt" style:font-weight-complex="normal"/>
    </style:style>
    <style:style style:name="P7" style:family="paragraph" style:parent-style-name="Standard">
      <style:paragraph-properties fo:text-align="start" style:justify-single-word="false"/>
      <style:text-properties style:font-name="Times New Roman" fo:font-size="15pt" fo:font-weight="normal" officeooo:rsid="002408f7" officeooo:paragraph-rsid="002408f7" style:font-size-asian="13.1000003814697pt" style:font-weight-asian="normal" style:font-size-complex="15pt" style:font-weight-complex="normal"/>
    </style:style>
    <style:style style:name="P8" style:family="paragraph" style:parent-style-name="Standard">
      <style:paragraph-properties fo:text-align="start" style:justify-single-word="false"/>
      <style:text-properties style:font-name="Times New Roman" fo:font-size="15pt" fo:font-weight="normal" officeooo:rsid="002d2e69" officeooo:paragraph-rsid="002d2e69" style:font-size-asian="13.1000003814697pt" style:font-weight-asian="normal" style:font-size-complex="15pt" style:font-weight-complex="normal"/>
    </style:style>
    <style:style style:name="P9" style:family="paragraph" style:parent-style-name="Standard">
      <style:paragraph-properties fo:text-align="start" style:justify-single-word="false"/>
      <style:text-properties style:font-name="Times New Roman" fo:font-size="15pt" fo:font-weight="normal" officeooo:rsid="002d3690" officeooo:paragraph-rsid="002d3690" style:font-size-asian="13.1000003814697pt" style:font-weight-asian="normal" style:font-size-complex="15pt" style:font-weight-complex="normal"/>
    </style:style>
    <style:style style:name="P10" style:family="paragraph" style:parent-style-name="Standard">
      <style:paragraph-properties fo:text-align="start" style:justify-single-word="false"/>
      <style:text-properties style:font-name="Times New Roman" fo:font-size="15pt" fo:font-weight="normal" officeooo:rsid="00381d0d" officeooo:paragraph-rsid="00381d0d" style:font-size-asian="13.1000003814697pt" style:font-weight-asian="normal" style:font-size-complex="15pt" style:font-weight-complex="normal"/>
    </style:style>
    <style:style style:name="P11" style:family="paragraph" style:parent-style-name="Standard">
      <style:paragraph-properties fo:text-align="start" style:justify-single-word="false"/>
      <style:text-properties style:font-name="Times New Roman" fo:font-size="15pt" fo:font-weight="bold" officeooo:rsid="002403ee" officeooo:paragraph-rsid="002403ee" style:font-size-asian="13.1000003814697pt" style:font-weight-asian="bold" style:font-size-complex="15pt" style:font-weight-complex="bold"/>
    </style:style>
    <style:style style:name="P12" style:family="paragraph" style:parent-style-name="Standard">
      <style:paragraph-properties fo:text-align="start" style:justify-single-word="false"/>
      <style:text-properties style:font-name="Times New Roman" fo:font-size="15pt" fo:font-weight="bold" officeooo:rsid="0029b16f" officeooo:paragraph-rsid="0029b16f" style:font-size-asian="13.1000003814697pt" style:font-weight-asian="bold" style:font-size-complex="15pt" style:font-weight-complex="bold"/>
    </style:style>
    <style:style style:name="P13" style:family="paragraph" style:parent-style-name="Standard">
      <style:paragraph-properties fo:text-align="start" style:justify-single-word="false"/>
      <style:text-properties style:font-name="Times New Roman" fo:font-size="15pt" fo:font-weight="bold" officeooo:rsid="002aca75" officeooo:paragraph-rsid="002aca75" style:font-size-asian="13.1000003814697pt" style:font-weight-asian="bold" style:font-size-complex="15pt" style:font-weight-complex="bold"/>
    </style:style>
    <style:style style:name="P14" style:family="paragraph" style:parent-style-name="Standard">
      <style:paragraph-properties fo:text-align="start" style:justify-single-word="false"/>
      <style:text-properties style:font-name="Times New Roman" fo:font-size="15pt" fo:font-weight="bold" officeooo:rsid="002c5583" officeooo:paragraph-rsid="002c5583" style:font-size-asian="13.1000003814697pt" style:font-weight-asian="bold" style:font-size-complex="15pt" style:font-weight-complex="bold"/>
    </style:style>
    <style:style style:name="P15" style:family="paragraph" style:parent-style-name="Standard">
      <style:paragraph-properties fo:text-align="start" style:justify-single-word="false"/>
      <style:text-properties style:font-name="Times New Roman" fo:font-size="15pt" fo:font-weight="bold" officeooo:rsid="002d2e69" officeooo:paragraph-rsid="002d2e69" style:font-size-asian="13.1000003814697pt" style:font-weight-asian="bold" style:font-size-complex="15pt" style:font-weight-complex="bold"/>
    </style:style>
    <style:style style:name="P16" style:family="paragraph" style:parent-style-name="Standard">
      <style:paragraph-properties fo:text-align="start" style:justify-single-word="false"/>
      <style:text-properties style:font-name="Times New Roman" fo:font-size="15pt" fo:font-weight="bold" officeooo:rsid="00381d0d" officeooo:paragraph-rsid="00381d0d" style:font-size-asian="13.1000003814697pt" style:font-weight-asian="bold" style:font-size-complex="15pt" style:font-weight-complex="bold"/>
    </style:style>
    <style:style style:name="P17" style:family="paragraph" style:parent-style-name="Standard">
      <style:paragraph-properties fo:text-align="start" style:justify-single-word="false"/>
      <style:text-properties style:font-name="Times New Roman" fo:font-size="15pt" fo:font-weight="bold" officeooo:rsid="00381d0d" officeooo:paragraph-rsid="00397ff0" style:font-size-asian="13.1000003814697pt" style:font-weight-asian="bold" style:font-size-complex="15pt" style:font-weight-complex="bold"/>
    </style:style>
    <style:style style:name="P18" style:family="paragraph" style:parent-style-name="Standard">
      <style:paragraph-properties fo:text-align="start" style:justify-single-word="false"/>
      <style:text-properties style:font-name="Times New Roman" fo:font-size="15pt" style:text-underline-style="solid" style:text-underline-width="auto" style:text-underline-color="font-color" fo:font-weight="bold" officeooo:rsid="00381d0d" officeooo:paragraph-rsid="00381d0d" style:font-size-asian="13.1000003814697pt" style:font-weight-asian="bold" style:font-size-complex="15pt" style:font-weight-complex="bold"/>
    </style:style>
    <style:style style:name="P19" style:family="paragraph" style:parent-style-name="Standard">
      <style:paragraph-properties fo:text-align="start" style:justify-single-word="false"/>
      <style:text-properties style:font-name="Times New Roman" fo:font-size="15pt" style:text-underline-style="none" fo:font-weight="bold" officeooo:rsid="00381d0d" officeooo:paragraph-rsid="00397ff0" style:font-size-asian="13.1000003814697pt" style:font-weight-asian="bold" style:font-size-complex="15pt" style:font-weight-complex="bold"/>
    </style:style>
    <style:style style:name="P20" style:family="paragraph" style:parent-style-name="Standard">
      <style:paragraph-properties fo:text-align="start" style:justify-single-word="false"/>
      <style:text-properties style:font-name="Times New Roman" fo:font-size="15pt" style:text-underline-style="none" fo:font-weight="normal" officeooo:rsid="00381d0d" officeooo:paragraph-rsid="00381d0d" style:font-size-asian="13.1000003814697pt" style:font-weight-asian="normal" style:font-size-complex="15pt" style:font-weight-complex="normal"/>
    </style:style>
    <style:style style:name="P21" style:family="paragraph" style:parent-style-name="Standard">
      <style:paragraph-properties fo:text-align="start" style:justify-single-word="false"/>
      <style:text-properties style:font-name="Times New Roman" fo:font-size="15pt" style:text-underline-style="none" fo:font-weight="normal" officeooo:rsid="002d3690" officeooo:paragraph-rsid="002d3690" style:font-size-asian="15pt" style:font-weight-asian="normal" style:font-size-complex="15pt" style:font-weight-complex="normal"/>
    </style:style>
    <style:style style:name="P22" style:family="paragraph" style:parent-style-name="Standard">
      <style:paragraph-properties fo:text-align="start" style:justify-single-word="false"/>
      <style:text-properties style:font-name="Times New Roman" fo:font-size="15pt" fo:font-style="normal" fo:font-weight="normal" officeooo:rsid="00381d0d" officeooo:paragraph-rsid="00381d0d" style:font-size-asian="13.1000003814697pt" style:font-style-asian="normal" style:font-weight-asian="normal" style:font-size-complex="15pt" style:font-style-complex="normal" style:font-weight-complex="normal"/>
    </style:style>
    <style:style style:name="P23" style:family="paragraph" style:parent-style-name="Standard">
      <style:paragraph-properties fo:text-align="start" style:justify-single-word="false"/>
      <style:text-properties style:font-name="Times New Roman" fo:font-size="14pt" fo:font-weight="bold" officeooo:rsid="002403ee" officeooo:paragraph-rsid="002403ee" style:font-size-asian="14pt" style:font-weight-asian="bold" style:font-size-complex="14pt" style:font-weight-complex="bold"/>
    </style:style>
    <style:style style:name="P24" style:family="paragraph" style:parent-style-name="Standard">
      <style:paragraph-properties fo:text-align="start" style:justify-single-word="false"/>
      <style:text-properties style:font-name="Times New Roman" fo:font-size="14pt" style:text-underline-style="solid" style:text-underline-width="auto" style:text-underline-color="font-color" fo:font-weight="bold" officeooo:rsid="002d2e69" officeooo:paragraph-rsid="002d2e69" style:font-size-asian="12.25pt" style:font-weight-asian="bold" style:font-size-complex="14pt" style:font-weight-complex="bold"/>
    </style:style>
    <style:style style:name="P25" style:family="paragraph" style:parent-style-name="Standard">
      <style:paragraph-properties fo:text-align="center" style:justify-single-word="false"/>
      <style:text-properties style:font-name="Times New Roman" fo:font-size="18pt" style:text-underline-style="solid" style:text-underline-width="auto" style:text-underline-color="font-color" fo:font-weight="bold" officeooo:rsid="001e8d99" officeooo:paragraph-rsid="001e8d99" style:font-size-asian="15.75pt" style:font-weight-asian="bold" style:font-size-complex="18pt" style:font-weight-complex="bold"/>
    </style:style>
    <style:style style:name="P26" style:family="paragraph" style:parent-style-name="Standard">
      <style:paragraph-properties fo:text-align="center" style:justify-single-word="false"/>
      <style:text-properties style:font-name="Times New Roman" fo:font-size="18pt" fo:font-weight="bold" officeooo:rsid="001e8d99" officeooo:paragraph-rsid="001e8d99" style:font-size-asian="15.75pt" style:font-weight-asian="bold" style:font-size-complex="18pt" style:font-weight-complex="bold"/>
    </style:style>
    <style:style style:name="P27" style:family="paragraph" style:parent-style-name="Standard">
      <style:paragraph-properties fo:text-align="start" style:justify-single-word="false"/>
      <style:text-properties officeooo:paragraph-rsid="001e8d99"/>
    </style:style>
    <style:style style:name="P28" style:family="paragraph" style:parent-style-name="Table_20_Contents">
      <style:paragraph-properties fo:text-align="start" style:justify-single-word="false"/>
      <style:text-properties style:font-name="Times New Roman" fo:font-size="15pt" officeooo:rsid="002e70c1" officeooo:paragraph-rsid="002e70c1" style:font-size-asian="15pt" style:font-size-complex="15pt"/>
    </style:style>
    <style:style style:name="P29" style:family="paragraph" style:parent-style-name="Table_20_Contents">
      <style:paragraph-properties fo:text-align="start" style:justify-single-word="false"/>
      <style:text-properties style:font-name="Times New Roman" fo:font-size="15pt" officeooo:rsid="0033ee4e" officeooo:paragraph-rsid="0033ee4e" style:font-size-asian="15pt" style:font-size-complex="15pt"/>
    </style:style>
    <style:style style:name="P30" style:family="paragraph" style:parent-style-name="Standard">
      <style:paragraph-properties fo:text-align="start" style:justify-single-word="false"/>
      <style:text-properties style:font-name="Times New Roman" fo:font-size="15pt" fo:font-weight="normal" officeooo:rsid="002aca75" officeooo:paragraph-rsid="002aca75" style:font-size-asian="13.1000003814697pt" style:font-weight-asian="normal" style:font-size-complex="15pt" style:font-weight-complex="normal"/>
    </style:style>
    <style:style style:name="P31" style:family="paragraph" style:parent-style-name="Standard">
      <style:paragraph-properties fo:text-align="start" style:justify-single-word="false"/>
      <style:text-properties style:font-name="Times New Roman" fo:font-size="15pt" fo:font-weight="normal" officeooo:rsid="003eea26" officeooo:paragraph-rsid="003eea26" style:font-size-asian="13.1000003814697pt" style:font-weight-asian="normal" style:font-size-complex="15pt" style:font-weight-complex="normal"/>
    </style:style>
    <style:style style:name="P32" style:family="paragraph" style:parent-style-name="Standard">
      <style:paragraph-properties fo:text-align="start" style:justify-single-word="false"/>
      <style:text-properties style:font-name="Times New Roman" fo:font-size="15pt" fo:font-weight="normal" officeooo:rsid="002d3690" officeooo:paragraph-rsid="002d3690" style:font-size-asian="13.1000003814697pt" style:font-weight-asian="normal" style:font-size-complex="15pt" style:font-weight-complex="normal"/>
    </style:style>
    <style:style style:name="P33" style:family="paragraph" style:parent-style-name="Standard">
      <style:paragraph-properties fo:text-align="start" style:justify-single-word="false"/>
      <style:text-properties style:font-name="Times New Roman" fo:font-size="15pt" fo:font-weight="normal" officeooo:rsid="003f78a2" officeooo:paragraph-rsid="003f78a2" style:font-size-asian="13.1000003814697pt" style:font-weight-asian="normal" style:font-size-complex="15pt" style:font-weight-complex="normal"/>
    </style:style>
    <style:style style:name="P34" style:family="paragraph" style:parent-style-name="Standard">
      <style:paragraph-properties fo:text-align="start" style:justify-single-word="false"/>
      <style:text-properties style:font-name="Times New Roman" fo:font-size="15pt" fo:font-weight="normal" officeooo:rsid="002c5583" officeooo:paragraph-rsid="002c5583" style:font-size-asian="13.1000003814697pt" style:font-weight-asian="normal" style:font-size-complex="15pt" style:font-weight-complex="normal"/>
    </style:style>
    <style:style style:name="P35" style:family="paragraph" style:parent-style-name="Standard" style:list-style-name="L16">
      <style:paragraph-properties fo:text-align="start" style:justify-single-word="false"/>
      <style:text-properties style:font-name="Times New Roman" fo:font-size="15pt" fo:font-weight="normal" officeooo:rsid="004afef8" officeooo:paragraph-rsid="004afef8" style:font-size-asian="13.1000003814697pt" style:font-weight-asian="normal" style:font-size-complex="15pt" style:font-weight-complex="normal"/>
    </style:style>
    <style:style style:name="P36" style:family="paragraph" style:parent-style-name="Standard">
      <style:paragraph-properties fo:text-align="start" style:justify-single-word="false"/>
      <style:text-properties style:font-name="Times New Roman" fo:font-size="15pt" fo:font-weight="normal" officeooo:rsid="004afef8" officeooo:paragraph-rsid="004afef8" style:font-size-asian="13.1000003814697pt" style:font-weight-asian="normal" style:font-size-complex="15pt" style:font-weight-complex="normal"/>
    </style:style>
    <style:style style:name="P37" style:family="paragraph" style:parent-style-name="Standard">
      <style:paragraph-properties fo:text-align="start" style:justify-single-word="false"/>
      <style:text-properties style:font-name="Times New Roman" fo:font-size="15pt" fo:font-weight="normal" officeooo:rsid="0027e38f" officeooo:paragraph-rsid="0027e38f" style:font-size-asian="13.1000003814697pt" style:font-weight-asian="normal" style:font-size-complex="15pt" style:font-weight-complex="normal"/>
    </style:style>
    <style:style style:name="P38" style:family="paragraph" style:parent-style-name="Standard" style:list-style-name="L16">
      <style:paragraph-properties fo:text-align="start" style:justify-single-word="false"/>
      <style:text-properties style:font-name="Times New Roman" fo:font-size="15pt" fo:font-weight="normal" officeooo:rsid="00522377" officeooo:paragraph-rsid="00522377" style:font-size-asian="13.1000003814697pt" style:font-weight-asian="normal" style:font-size-complex="15pt" style:font-weight-complex="normal"/>
    </style:style>
    <style:style style:name="P39" style:family="paragraph" style:parent-style-name="Standard" style:list-style-name="L16">
      <style:paragraph-properties fo:text-align="start" style:justify-single-word="false"/>
      <style:text-properties style:font-name="Times New Roman" fo:font-size="15pt" fo:font-weight="normal" officeooo:rsid="005ce29b" officeooo:paragraph-rsid="005ce29b" style:font-size-asian="13.1000003814697pt" style:font-weight-asian="normal" style:font-size-complex="15pt" style:font-weight-complex="normal"/>
    </style:style>
    <style:style style:name="P40" style:family="paragraph" style:parent-style-name="Standard">
      <style:paragraph-properties fo:text-align="start" style:justify-single-word="false"/>
      <style:text-properties style:font-name="Times New Roman" fo:font-size="15pt" fo:font-weight="normal" officeooo:rsid="005ce29b" officeooo:paragraph-rsid="005ce29b" style:font-size-asian="13.1000003814697pt" style:font-weight-asian="normal" style:font-size-complex="15pt" style:font-weight-complex="normal"/>
    </style:style>
    <style:style style:name="P41" style:family="paragraph" style:parent-style-name="Standard" style:list-style-name="L16">
      <style:paragraph-properties fo:text-align="start" style:justify-single-word="false"/>
      <style:text-properties style:font-name="Times New Roman" fo:font-size="15pt" fo:font-weight="normal" officeooo:rsid="005fd67a" officeooo:paragraph-rsid="005fd67a" style:font-size-asian="13.1000003814697pt" style:font-weight-asian="normal" style:font-size-complex="15pt" style:font-weight-complex="normal"/>
    </style:style>
    <style:style style:name="P42" style:family="paragraph" style:parent-style-name="Standard">
      <style:paragraph-properties fo:text-align="start" style:justify-single-word="false"/>
      <style:text-properties style:font-name="Times New Roman" fo:font-size="15pt" fo:font-weight="bold" officeooo:rsid="002aca75" officeooo:paragraph-rsid="002aca75" style:font-size-asian="13.1000003814697pt" style:font-weight-asian="bold" style:font-size-complex="15pt" style:font-weight-complex="bold"/>
    </style:style>
    <style:style style:name="P43" style:family="paragraph" style:parent-style-name="Standard">
      <style:paragraph-properties fo:text-align="start" style:justify-single-word="false"/>
      <style:text-properties style:font-name="Times New Roman" fo:font-size="15pt" fo:font-weight="bold" officeooo:rsid="002d2e69" officeooo:paragraph-rsid="002d2e69" style:font-size-asian="13.1000003814697pt" style:font-weight-asian="bold" style:font-size-complex="15pt" style:font-weight-complex="bold"/>
    </style:style>
    <style:style style:name="P44" style:family="paragraph" style:parent-style-name="Standard">
      <style:paragraph-properties fo:text-align="start" style:justify-single-word="false"/>
      <style:text-properties style:font-name="Times New Roman" fo:font-size="15pt" fo:font-weight="bold" officeooo:rsid="002403ee" officeooo:paragraph-rsid="002403ee" style:font-size-asian="13.1000003814697pt" style:font-weight-asian="bold" style:font-size-complex="15pt" style:font-weight-complex="bold"/>
    </style:style>
    <style:style style:name="P45" style:family="paragraph" style:parent-style-name="Standard">
      <style:paragraph-properties fo:text-align="start" style:justify-single-word="false"/>
      <style:text-properties style:font-name="Times New Roman" fo:font-size="15pt" fo:font-weight="bold" officeooo:rsid="002403ee" officeooo:paragraph-rsid="001e8d99" style:font-size-asian="13.1000003814697pt" style:font-weight-asian="bold" style:font-size-complex="15pt" style:font-weight-complex="bold"/>
    </style:style>
    <style:style style:name="P46" style:family="paragraph" style:parent-style-name="Standard">
      <style:paragraph-properties fo:text-align="start" style:justify-single-word="false"/>
      <style:text-properties style:font-name="Times New Roman" fo:font-size="15pt" fo:font-weight="bold" officeooo:rsid="0042cfd6" officeooo:paragraph-rsid="0042cfd6" style:font-size-asian="13.1000003814697pt" style:font-weight-asian="bold" style:font-size-complex="15pt" style:font-weight-complex="bold"/>
    </style:style>
    <style:style style:name="P47" style:family="paragraph" style:parent-style-name="Standard">
      <style:paragraph-properties fo:text-align="start" style:justify-single-word="false"/>
      <style:text-properties style:font-name="Times New Roman" fo:font-size="15pt" fo:font-weight="bold" officeooo:rsid="0042cfd6" officeooo:paragraph-rsid="004610fe" style:font-size-asian="13.1000003814697pt" style:font-weight-asian="bold" style:font-size-complex="15pt" style:font-weight-complex="bold"/>
    </style:style>
    <style:style style:name="P48" style:family="paragraph" style:parent-style-name="Standard">
      <style:paragraph-properties fo:text-align="start" style:justify-single-word="false"/>
      <style:text-properties style:font-name="Times New Roman" fo:font-size="15pt" fo:font-weight="bold" officeooo:rsid="0029b16f" officeooo:paragraph-rsid="0029b16f" style:font-size-asian="13.1000003814697pt" style:font-weight-asian="bold" style:font-size-complex="15pt" style:font-weight-complex="bold"/>
    </style:style>
    <style:style style:name="P49" style:family="paragraph" style:parent-style-name="Standard">
      <style:paragraph-properties fo:text-align="start" style:justify-single-word="false"/>
      <style:text-properties style:font-name="Times New Roman" fo:font-size="15pt" fo:font-weight="bold" officeooo:rsid="002c5583" officeooo:paragraph-rsid="002c5583" style:font-size-asian="13.1000003814697pt" style:font-weight-asian="bold" style:font-size-complex="15pt" style:font-weight-complex="bold"/>
    </style:style>
    <style:style style:name="P50" style:family="paragraph" style:parent-style-name="Standard">
      <style:paragraph-properties fo:text-align="start" style:justify-single-word="false"/>
      <style:text-properties style:font-name="Times New Roman" fo:font-size="15pt" fo:font-weight="bold" officeooo:rsid="0050eec7" officeooo:paragraph-rsid="0050eec7" style:font-size-asian="13.1000003814697pt" style:font-weight-asian="bold" style:font-size-complex="15pt" style:font-weight-complex="bold"/>
    </style:style>
    <style:style style:name="P51" style:family="paragraph" style:parent-style-name="Standard">
      <style:paragraph-properties fo:text-align="start" style:justify-single-word="false"/>
      <style:text-properties style:font-name="Times New Roman" fo:font-size="15pt" style:text-underline-style="none" fo:font-weight="bold" officeooo:rsid="00381d0d" officeooo:paragraph-rsid="00397ff0" style:font-size-asian="13.1000003814697pt" style:font-weight-asian="bold" style:font-size-complex="15pt" style:font-weight-complex="bold"/>
    </style:style>
    <style:style style:name="P52" style:family="paragraph" style:parent-style-name="Standard">
      <style:paragraph-properties fo:text-align="start" style:justify-single-word="false"/>
      <style:text-properties style:font-name="Times New Roman" fo:font-size="15pt" style:text-underline-style="none" fo:font-weight="bold" officeooo:rsid="005bf2ed" officeooo:paragraph-rsid="005bf2ed" style:font-size-asian="13.1000003814697pt" style:font-weight-asian="bold" style:font-size-complex="15pt" style:font-weight-complex="bold"/>
    </style:style>
    <style:style style:name="P53" style:family="paragraph" style:parent-style-name="Standard">
      <style:paragraph-properties fo:text-align="start" style:justify-single-word="false"/>
      <style:text-properties style:font-name="Times New Roman" fo:font-size="15pt" style:text-underline-style="none" fo:font-weight="normal" officeooo:rsid="005bf2ed" officeooo:paragraph-rsid="005bf2ed" style:font-size-asian="13.1000003814697pt" style:font-weight-asian="normal" style:font-size-complex="15pt" style:font-weight-complex="normal"/>
    </style:style>
    <style:style style:name="P54" style:family="paragraph" style:parent-style-name="Standard" style:list-style-name="L1">
      <style:paragraph-properties fo:text-align="start" style:justify-single-word="false"/>
      <style:text-properties officeooo:paragraph-rsid="002aca75"/>
    </style:style>
    <style:style style:name="P55" style:family="paragraph" style:parent-style-name="Standard" style:list-style-name="L5">
      <style:paragraph-properties fo:text-align="start" style:justify-single-word="false"/>
      <style:text-properties officeooo:paragraph-rsid="002aca75"/>
    </style:style>
    <style:style style:name="P56" style:family="paragraph" style:parent-style-name="Standard" style:list-style-name="L6">
      <style:paragraph-properties fo:text-align="start" style:justify-single-word="false"/>
      <style:text-properties officeooo:paragraph-rsid="002aca75"/>
    </style:style>
    <style:style style:name="P57" style:family="paragraph" style:parent-style-name="Standard" style:list-style-name="L7">
      <style:paragraph-properties fo:text-align="start" style:justify-single-word="false"/>
      <style:text-properties officeooo:paragraph-rsid="002aca75"/>
    </style:style>
    <style:style style:name="P58" style:family="paragraph" style:parent-style-name="Standard" style:list-style-name="L8">
      <style:paragraph-properties fo:text-align="start" style:justify-single-word="false"/>
      <style:text-properties officeooo:paragraph-rsid="002aca75"/>
    </style:style>
    <style:style style:name="P59" style:family="paragraph" style:parent-style-name="Standard" style:list-style-name="L9">
      <style:paragraph-properties fo:text-align="start" style:justify-single-word="false"/>
      <style:text-properties officeooo:paragraph-rsid="002d2e69"/>
    </style:style>
    <style:style style:name="P60" style:family="paragraph" style:parent-style-name="Standard" style:list-style-name="L10">
      <style:paragraph-properties fo:text-align="start" style:justify-single-word="false"/>
      <style:text-properties officeooo:paragraph-rsid="002d2e69"/>
    </style:style>
    <style:style style:name="P61" style:family="paragraph" style:parent-style-name="Standard" style:list-style-name="L11">
      <style:paragraph-properties fo:text-align="start" style:justify-single-word="false"/>
      <style:text-properties officeooo:paragraph-rsid="002d3690"/>
    </style:style>
    <style:style style:name="P62" style:family="paragraph" style:parent-style-name="Standard" style:list-style-name="L12">
      <style:paragraph-properties fo:text-align="start" style:justify-single-word="false"/>
      <style:text-properties officeooo:paragraph-rsid="003eea26"/>
    </style:style>
    <style:style style:name="P63" style:family="paragraph" style:parent-style-name="Standard" style:list-style-name="L13">
      <style:paragraph-properties fo:text-align="start" style:justify-single-word="false"/>
      <style:text-properties officeooo:paragraph-rsid="003eea26"/>
    </style:style>
    <style:style style:name="P64" style:family="paragraph" style:parent-style-name="Standard" style:list-style-name="L14">
      <style:paragraph-properties fo:text-align="start" style:justify-single-word="false"/>
      <style:text-properties officeooo:paragraph-rsid="003eea26"/>
    </style:style>
    <style:style style:name="P65" style:family="paragraph" style:parent-style-name="Standard" style:list-style-name="L15">
      <style:paragraph-properties fo:text-align="start" style:justify-single-word="false"/>
      <style:text-properties officeooo:paragraph-rsid="003eea26"/>
    </style:style>
    <style:style style:name="P66" style:family="paragraph" style:parent-style-name="List_20_Paragraph" style:list-style-name="WWNum2">
      <style:paragraph-properties fo:margin-left="0in" fo:margin-right="0in" fo:text-indent="0in" style:auto-text-indent="false"/>
      <style:text-properties style:font-name="Times New Roman" fo:font-size="12pt" officeooo:paragraph-rsid="001e8d99" style:font-size-asian="12pt" style:font-name-complex="Times New Roman1" style:font-size-complex="12pt"/>
    </style:style>
    <style:style style:name="P67" style:family="paragraph" style:parent-style-name="List_20_Paragraph" style:list-style-name="WWNum2">
      <style:paragraph-properties fo:margin-left="0in" fo:margin-right="0in" fo:text-align="start" style:justify-single-word="false" fo:text-indent="0in" style:auto-text-indent="false"/>
      <style:text-properties style:font-name="Times New Roman" fo:font-size="12pt" style:text-underline-style="none" fo:font-weight="normal" officeooo:rsid="001e8d99" officeooo:paragraph-rsid="001e8d99" style:font-size-asian="12pt" style:font-weight-asian="normal" style:font-name-complex="Times New Roman1" style:font-size-complex="12pt" style:font-weight-complex="normal"/>
    </style:style>
    <style:style style:name="P68" style:family="paragraph" style:parent-style-name="List_20_Paragraph">
      <style:paragraph-properties fo:margin-left="0in" fo:margin-right="0in" fo:text-align="start" style:justify-single-word="false" fo:text-indent="0in" style:auto-text-indent="false"/>
      <style:text-properties style:font-name="Times New Roman" fo:font-size="12pt" style:text-underline-style="none" fo:font-weight="normal" officeooo:rsid="001e8d99" officeooo:paragraph-rsid="001e8d99" style:font-size-asian="12pt" style:font-weight-asian="normal" style:font-name-complex="Times New Roman1" style:font-size-complex="12pt" style:font-weight-complex="normal"/>
    </style:style>
    <style:style style:name="P69" style:family="paragraph" style:parent-style-name="List_20_Paragraph">
      <style:paragraph-properties fo:margin-left="0in" fo:margin-right="0in" fo:text-align="start" style:justify-single-word="false" fo:text-indent="0in" style:auto-text-indent="false"/>
      <style:text-properties style:font-name="Times New Roman" fo:font-size="12pt" style:text-underline-style="none" fo:font-weight="normal" officeooo:rsid="0062c984" officeooo:paragraph-rsid="0062c984" style:font-size-asian="12pt" style:font-weight-asian="normal" style:font-name-complex="Times New Roman1" style:font-size-complex="12pt" style:font-weight-complex="normal"/>
    </style:style>
    <style:style style:name="P70" style:family="paragraph" style:parent-style-name="Table_20_Contents">
      <style:paragraph-properties fo:text-align="start" style:justify-single-word="false"/>
      <style:text-properties style:font-name="Times New Roman" fo:font-size="15pt" fo:font-weight="bold" officeooo:rsid="002d3690" officeooo:paragraph-rsid="002d3690" style:font-size-asian="15pt" style:font-weight-asian="bold" style:font-size-complex="15pt" style:font-weight-complex="bold"/>
    </style:style>
    <style:style style:name="P71" style:family="paragraph" style:parent-style-name="Table_20_Contents">
      <style:paragraph-properties fo:text-align="start" style:justify-single-word="false"/>
      <style:text-properties style:font-name="Times New Roman" fo:font-size="15pt" fo:font-weight="bold" officeooo:rsid="002e70c1" officeooo:paragraph-rsid="002e70c1" style:font-size-asian="15pt" style:font-weight-asian="bold" style:font-size-complex="15pt" style:font-weight-complex="bold"/>
    </style:style>
    <style:style style:name="P72" style:family="paragraph" style:parent-style-name="Table_20_Contents">
      <style:paragraph-properties fo:text-align="start" style:justify-single-word="false"/>
      <style:text-properties style:font-name="Times New Roman" fo:font-size="15pt" fo:font-weight="bold" officeooo:rsid="0033ee4e" officeooo:paragraph-rsid="0033ee4e" style:font-size-asian="15pt" style:font-weight-asian="bold" style:font-size-complex="15pt" style:font-weight-complex="bold"/>
    </style:style>
    <style:style style:name="P73" style:family="paragraph">
      <style:paragraph-properties fo:text-align="center"/>
      <style:text-properties fo:font-size="12pt"/>
    </style:style>
    <style:style style:name="T1" style:family="text">
      <style:text-properties style:font-name="Times New Roman" fo:font-size="12pt" style:font-size-asian="12pt" style:font-name-complex="Times New Roman1" style:font-size-complex="12pt"/>
    </style:style>
    <style:style style:name="T2" style:family="text">
      <style:text-properties style:font-name="Times New Roman" fo:font-size="15pt" style:text-underline-style="solid" style:text-underline-width="auto" style:text-underline-color="font-color" fo:font-weight="bold" officeooo:rsid="001e8d99" style:font-size-asian="13.1000003814697pt" style:font-weight-asian="bold" style:font-size-complex="15pt" style:font-weight-complex="bold"/>
    </style:style>
    <style:style style:name="T3" style:family="text">
      <style:text-properties style:font-name="Times New Roman" fo:font-size="15pt" fo:font-weight="bold" officeooo:rsid="002aca75" style:font-size-asian="13.1000003814697pt" style:font-weight-asian="bold" style:font-size-complex="15pt" style:font-weight-complex="bold"/>
    </style:style>
    <style:style style:name="T4" style:family="text">
      <style:text-properties style:font-name="Times New Roman" fo:font-size="15pt" fo:font-weight="bold" officeooo:rsid="002d2e69" style:font-size-asian="13.1000003814697pt" style:font-weight-asian="bold" style:font-size-complex="15pt" style:font-weight-complex="bold"/>
    </style:style>
    <style:style style:name="T5" style:family="text">
      <style:text-properties style:font-name="Times New Roman" fo:font-size="15pt" fo:font-weight="bold" officeooo:rsid="002d3690" style:font-size-asian="13.1000003814697pt" style:font-weight-asian="bold" style:font-size-complex="15pt" style:font-weight-complex="bold"/>
    </style:style>
    <style:style style:name="T6" style:family="text">
      <style:text-properties style:font-name="Times New Roman" fo:font-size="15pt" fo:font-weight="bold" officeooo:rsid="003eea26" style:font-size-asian="13.1000003814697pt" style:font-weight-asian="bold" style:font-size-complex="15pt" style:font-weight-complex="bold"/>
    </style:style>
    <style:style style:name="T7" style:family="text">
      <style:text-properties style:font-name="Times New Roman" fo:font-size="15pt" fo:font-weight="normal" officeooo:rsid="002aca75" style:font-size-asian="13.1000003814697pt" style:font-weight-asian="normal" style:font-size-complex="15pt" style:font-weight-complex="normal"/>
    </style:style>
    <style:style style:name="T8" style:family="text">
      <style:text-properties style:font-name="Times New Roman" fo:font-size="15pt" fo:font-weight="normal" officeooo:rsid="0029b16f" style:font-size-asian="13.1000003814697pt" style:font-weight-asian="normal" style:font-size-complex="15pt" style:font-weight-complex="normal"/>
    </style:style>
    <style:style style:name="T9" style:family="text">
      <style:text-properties officeooo:rsid="0022c48f"/>
    </style:style>
    <style:style style:name="T10" style:family="text">
      <style:text-properties officeooo:rsid="002408f7"/>
    </style:style>
    <style:style style:name="T11" style:family="text">
      <style:text-properties officeooo:rsid="002d3690"/>
    </style:style>
    <style:style style:name="T12" style:family="text">
      <style:text-properties officeooo:rsid="0033ee4e"/>
    </style:style>
    <style:style style:name="T13" style:family="text">
      <style:text-properties officeooo:rsid="00397ff0"/>
    </style:style>
    <style:style style:name="T14" style:family="text">
      <style:text-properties officeooo:rsid="003ddac6"/>
    </style:style>
    <style:style style:name="T15" style:family="text">
      <style:text-properties officeooo:rsid="003f78a2"/>
    </style:style>
    <style:style style:name="T16" style:family="text">
      <style:text-properties style:text-underline-style="solid" style:text-underline-width="auto" style:text-underline-color="font-color" fo:font-weight="bold" officeooo:rsid="002d3690" style:font-weight-asian="bold" style:font-weight-complex="bold"/>
    </style:style>
    <style:style style:name="T17" style:family="text">
      <style:text-properties officeooo:rsid="004f7a71"/>
    </style:style>
    <style:style style:name="T18" style:family="text">
      <style:text-properties officeooo:rsid="00522377"/>
    </style:style>
    <style:style style:name="T19" style:family="text">
      <style:text-properties officeooo:rsid="005e6b11"/>
    </style:style>
    <style:style style:name="T20" style:family="text">
      <style:text-properties officeooo:rsid="005f7b20"/>
    </style:style>
    <style:style style:name="fr1" style:family="graphic" style:parent-style-name="Frame">
      <style:graphic-properties style:vertical-pos="from-top" style:vertical-rel="paragraph" style:horizontal-pos="from-left" style:horizontal-rel="paragraph" draw:opacity="0%" fo:padding="0.0591in" fo:border="none" draw:textarea-vertical-align="middle"/>
    </style:style>
    <text:list-style style:name="L1">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9">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0">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1">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2">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3">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4">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5">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parent-style-name="Frame">
      <style:graphic-properties draw:textarea-horizontal-align="justify" draw:textarea-vertical-align="middle" draw:auto-grow-height="false" fo:min-height="0.3126in" fo:min-width="0.395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parent-style-name="Frame">
      <style:graphic-properties draw:textarea-horizontal-align="justify" draw:textarea-vertical-align="middle" draw:auto-grow-height="false" fo:min-height="0.3126in" fo:min-width="0.787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parent-style-name="Frame">
      <style:graphic-properties draw:textarea-horizontal-align="justify" draw:textarea-vertical-align="middle" draw:auto-grow-height="false" fo:min-height="0.3126in" fo:min-width="0.333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parent-style-name="Frame">
      <style:graphic-properties draw:textarea-horizontal-align="justify" draw:textarea-vertical-align="middle" draw:auto-grow-height="false" fo:min-height="0.3126in" fo:min-width="0.94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parent-style-name="Frame">
      <style:graphic-properties draw:textarea-horizontal-align="justify" draw:textarea-vertical-align="middle" draw:auto-grow-height="false" fo:min-height="0.3126in" fo:min-width="1.672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parent-style-name="Frame">
      <style:graphic-properties draw:textarea-horizontal-align="justify" draw:textarea-vertical-align="middle" draw:auto-grow-height="false" fo:min-height="0.3126in" fo:min-width="0.666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parent-style-name="Frame">
      <style:graphic-properties draw:textarea-horizontal-align="justify" draw:textarea-vertical-align="middle" draw:auto-grow-height="false" fo:min-height="0.3126in" fo:min-width="0.6701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text:span text:style-name="T9">EGERTON UNIVERSITY </text:span>PROCUREMENT APPLICATION <text:s/>DEVELOPMENT PROPOSAL</text:p>
      <text:p text:style-name="P26"/>
      <text:p text:style-name="P25"/>
      <text:p text:style-name="P25"/>
      <text:p text:style-name="P25"/>
      <text:p text:style-name="P27"><text:span text:style-name="T2">PROJECT MEMBERS</text:span><text:span text:style-name="T1"> </text:span></text:p>
      <text:list xml:id="list422651248407621487" text:style-name="WWNum2">
        <text:list-header>
          <text:p text:style-name="P66">S13/20780/13 </text:p>
          <text:p text:style-name="P66">MALALA VICTOR MAKOKHA </text:p>
          <text:p text:style-name="P66"/>
          <text:p text:style-name="P66">S13/21388/14 <text:tab/></text:p>
          <text:p text:style-name="P66">ENOCK MUSYOKI MUTUKU <text:tab/></text:p>
          <text:p text:style-name="P66"/>
          <text:p text:style-name="P67">S13/21414/14 </text:p>
          <text:p text:style-name="P67">SAMUEL ODHIAMBO OBUNGE</text:p>
          <text:p text:style-name="P67"/>
          <text:p text:style-name="P67">S13/21420/14</text:p>
          <text:p text:style-name="P67">CALVINCE OWUOR</text:p>
        </text:list-header>
      </text:list>
      <text:p text:style-name="P68"/>
      <text:p text:style-name="P69">S13/21415/14</text:p>
      <text:p text:style-name="P69">ANDREW OKEYO</text:p>
      <text:p text:style-name="P45"/>
      <text:p text:style-name="P47">PRESENTED TO……………………………………………………………….</text:p>
      <text:p text:style-name="P47"/>
      <text:p text:style-name="P46"/>
      <text:p text:style-name="P46">SIGNATURE OF THE SUPERVISOR……...…….DAT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TABLE OF CONTENTS</text:p>
      <text:p text:style-name="P11"/>
      <text:list xml:id="list5237124570295969365" text:style-name="L16">
        <text:list-item>
          <text:p text:style-name="P35">Executive <text:s/>Summary……………………………………………………..1</text:p>
          <text:p text:style-name="P35"/>
        </text:list-item>
        <text:list-item>
          <text:p text:style-name="P35">Project Objectives………………………………………………………...<text:span text:style-name="T17">2</text:span></text:p>
          <text:p text:style-name="P35"/>
        </text:list-item>
        <text:list-item>
          <text:p text:style-name="P35">Project Constraints………………………………………………………..<text:span text:style-name="T17">3</text:span></text:p>
          <text:list>
            <text:list-header>
              <text:p text:style-name="P39"><text:span text:style-name="T19">3.1</text:span>Time………………………………………………………………..3</text:p>
              <text:p text:style-name="P39"><text:span text:style-name="T19">3.2 </text:span>Finan<text:span text:style-name="T19">ce...</text:span>…………………………………………………………..<text:span text:style-name="T19">3</text:span></text:p>
              <text:p text:style-name="P39"><text:span text:style-name="T19">3.3 </text:span>Member...………………………………………………………….3</text:p>
              <text:p text:style-name="P39"><text:span text:style-name="T19">3.4 </text:span>Software..………………………………………………………….3</text:p>
            </text:list-header>
          </text:list>
          <text:p text:style-name="P35"/>
        </text:list-item>
        <text:list-item>
          <text:p text:style-name="P35">Justification……………………………………………………………….<text:span text:style-name="T17">4</text:span></text:p>
          <text:p text:style-name="P35"/>
        </text:list-item>
        <text:list-item>
          <text:p text:style-name="P35">Project Plan……………………………………………………………….<text:span text:style-name="T17">5</text:span></text:p>
          <text:list>
            <text:list-header>
              <text:p text:style-name="P39">5.1.Tasks…………………………………………………………..…..5</text:p>
              <text:p text:style-name="P39">5.<text:span text:style-name="T20">1</text:span>.<text:span text:style-name="T20">1</text:span> Data Collection..………………………………………………...5</text:p>
              <text:p text:style-name="P39">5.<text:span text:style-name="T20">1</text:span>.<text:span text:style-name="T20">2</text:span> Analysis…....……..……………………………………………..5</text:p>
              <text:p text:style-name="P39">5.<text:span text:style-name="T20">1</text:span>.<text:span text:style-name="T20">3</text:span> Design...…………………………………………………………5</text:p>
              <text:p text:style-name="P39">5.<text:span text:style-name="T20">1</text:span>.<text:span text:style-name="T20">4</text:span> Implementation.……..…………………………………………..5</text:p>
              <text:p text:style-name="P39">5.<text:span text:style-name="T20">1</text:span>.<text:span text:style-name="T20">5</text:span> Testing...…………………………………………………………5</text:p>
              <text:p text:style-name="P39">5.<text:span text:style-name="T20">1</text:span>.<text:span text:style-name="T20">6</text:span> Deployment and Integration..…………………………………...5</text:p>
              <text:p text:style-name="P39">5.<text:span text:style-name="T20">1</text:span>.<text:span text:style-name="T20">7</text:span> Documentation.……..…………………………………………...5</text:p>
            </text:list-header>
          </text:list>
        </text:list-item>
      </text:list>
      <text:p text:style-name="P40"><text:tab/><text:tab/></text:p>
      <text:p text:style-name="P40"><text:tab/> <text:s text:c="4"/><text:span text:style-name="T20">5.2. Schedule…………………………………………………………..6</text:span></text:p>
      <text:list xml:id="list83715014117188" text:continue-numbering="true" text:style-name="L16">
        <text:list-header>
          <text:p text:style-name="P35"/>
        </text:list-header>
        <text:list-item>
          <text:p text:style-name="P35">Project <text:span text:style-name="T17">Budget…………………………………………………...</text:span>………..<text:span text:style-name="T18">7</text:span></text:p>
          <text:list>
            <text:list-header>
              <text:p text:style-name="P41">6.1 Development cost………………………………………………….7</text:p>
              <text:p text:style-name="P41">6.2 Component cost……………………………………………………7</text:p>
            </text:list-header>
          </text:list>
          <text:p text:style-name="P35"/>
        </text:list-item>
        <text:list-item>
          <text:p text:style-name="P38">Conclusion………………………………………………………………..8</text:p>
        </text:list-item>
      </text:list>
      <text:p text:style-name="P36"/>
      <text:p text:style-name="P36"/>
      <text:p text:style-name="P23"/>
      <text:p text:style-name="P23"/>
      <text:p text:style-name="P23"/>
      <text:p text:style-name="P23"/>
      <text:p text:style-name="P23"/>
      <text:p text:style-name="P23"/>
      <text:p text:style-name="P23"/>
      <text:p text:style-name="P23"/>
      <text:p text:style-name="P23"/>
      <text:p text:style-name="P23"><text:soft-page-break/>EXECUTIVE SUMMARY</text:p>
      <text:p text:style-name="P23"/>
      <text:p text:style-name="P1">Procurement management system is a web based application that aims at automating day to day processes executed by the procurement department of Egerton university.</text:p>
      <text:p text:style-name="P1"/>
      <text:p text:style-name="P1">There are lots of activities involved in the procurement process that leads to work hurdles for the workers and the administrations. Procurement system’<text:span text:style-name="T10">s</text:span> <text:span text:style-name="T10">core functionality is to ensure that all the activities are monitored and executed in an automotive perspective. </text:span></text:p>
      <text:p text:style-name="P1"/>
      <text:p text:style-name="P7">Lots and lots of paper-work is currently the main working jam for <text:s/>the procurement processes. The System will ensure that paper work is reduced to the atomic need as possible.</text:p>
      <text:p text:style-name="P11"/>
      <text:p text:style-name="P2">The system will interface with the finance department’s information system so that all the financial inquires and allocations or approvals are done automatically before the procurement processes undertaken.</text:p>
      <text:p text:style-name="P2"/>
      <text:p text:style-name="P2">Every department in the institution will be have their designated accounts through which they can submit their requests for resources (goods and services) . The system will automatically check for the budget allocations for each department and if the request exceeds the allocated funds.. the request will be automatically declined or rejected.</text:p>
      <text:p text:style-name="P2"/>
      <text:p text:style-name="P2">Each head pf the departments will be soul administrator and therefore will be the one responsible for department accounts undertakings.</text:p>
      <text:p text:style-name="P2"/>
      <text:p text:style-name="P3">The records of each and every transactions will be recored and stored for reference whenever needed by any department concerned. The department will only be able to views its and only its transactions.</text:p>
      <text:p text:style-name="P3"/>
      <text:p text:style-name="P3"/>
      <text:p text:style-name="P3"/>
      <text:p text:style-name="P12"/>
      <text:p text:style-name="P12"/>
      <text:p text:style-name="P12"/>
      <text:p text:style-name="P12"/>
      <text:p text:style-name="P12"/>
      <text:p text:style-name="P12"/>
      <text:p text:style-name="P12"/>
      <text:p text:style-name="P12"/>
      <text:p text:style-name="P12"><text:soft-page-break/>PROJECT OBJECTIVES</text:p>
      <text:list xml:id="list4657790925082437417" text:style-name="L5">
        <text:list-item>
          <text:p text:style-name="P55"><text:span text:style-name="T8">The objective of this project is to develop and implement an automated <text:s/>procurement monitoring system that can be scaled down to handling and ensuring of smooth running </text:span><text:span text:style-name="T7">of the procurement processes.</text:span></text:p>
        </text:list-item>
      </text:list>
      <text:p text:style-name="P4"/>
      <text:list xml:id="list9113691528948299936" text:style-name="L6">
        <text:list-item>
          <text:p text:style-name="P56"><text:span text:style-name="T7">The project is to be produced at the standards acceptable by the Egerton university procurement <text:s/>department and the engineering principles with no infringements whatsoever.</text:span></text:p>
        </text:list-item>
      </text:list>
      <text:p text:style-name="P4"/>
      <text:list xml:id="list976917413503425116" text:style-name="L7">
        <text:list-item>
          <text:p text:style-name="P57"><text:span text:style-name="T7">The project is set to be delivered in time and at the minimal cost as possible without affecting the core and entire functionality of the system.</text:span></text:p>
        </text:list-item>
      </text:list>
      <text:p text:style-name="P4"/>
      <text:p text:style-name="P4"/>
      <text:p text:style-name="P4"/>
      <text:p text:style-name="P4"/>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oft-page-break/>PROJECT CONSTRAINTS</text:p>
      <text:p text:style-name="P5">Though the entire process of developing, delivering, and deploying the system is already outlined, few or some hurdles may be encountered.</text:p>
      <text:p text:style-name="P5"/>
      <text:list xml:id="list2300082418102524100" text:style-name="L1">
        <text:list-item>
          <text:p text:style-name="P54"><text:span text:style-name="T3">Time</text:span><text:span text:style-name="T7"> </text:span></text:p>
        </text:list-item>
      </text:list>
      <text:p text:style-name="P5">Time to conduct all the required processes may be limited and hence may some extent impact on the project deliverables.</text:p>
      <text:p text:style-name="P5"/>
      <text:list xml:id="list2790996007103629100" text:style-name="L8">
        <text:list-item>
          <text:p text:style-name="P58"><text:span text:style-name="T3">Finance</text:span></text:p>
        </text:list-item>
      </text:list>
      <text:p text:style-name="P5">Due to the dynamics in the market place the funds allocated for the whole project may be insufficient.</text:p>
      <text:p text:style-name="P5"/>
      <text:list xml:id="list83714413634927" text:continue-numbering="true" text:style-name="L8">
        <text:list-item>
          <text:p text:style-name="P58"><text:span text:style-name="T3">Members</text:span></text:p>
        </text:list-item>
      </text:list>
      <text:p text:style-name="P5">During the development some member(s) of the group may fall sick or leave before completion. This may intern impact on the overall organization and execution of the project activities. </text:p>
      <text:p text:style-name="P5"/>
      <text:list xml:id="list83716347911790" text:continue-numbering="true" text:style-name="L8">
        <text:list-item>
          <text:p text:style-name="P58"><text:span text:style-name="T3">Software</text:span></text:p>
        </text:list-item>
      </text:list>
      <text:p text:style-name="P5">Software fails are unpredictable and hence if such occurs with the ones deployed in the system development the development processes may be slowed down.</text:p>
      <text:p text:style-name="P5"/>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text:soft-page-break/>JUSTIFICATION</text:p>
      <text:p text:style-name="P6">Owing to the fact that team selected to develop and execute this project is of no doubt of vast and explicit skills and knowledge in the software development process the team is confident to justify that they are absolutely the best software engineers to handle this project.</text:p>
      <text:p text:style-name="P6"/>
      <text:p text:style-name="P6">Therefor<text:span text:style-name="T15">e</text:span> it would be of great honor and justice if you can assign this contact to this excellent team of skilled and knowledgeable team.</text:p>
      <text:p text:style-name="P6"/>
      <text:p text:style-name="P6"/>
      <text:p text:style-name="P6"/>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oft-page-break/>PROJECT <text:s/>PLAN</text:p>
      <text:p text:style-name="P24">TASKS</text:p>
      <text:list xml:id="list1705481739606578446" text:style-name="L9">
        <text:list-item>
          <text:p text:style-name="P59"><text:span text:style-name="T4">Data Collection</text:span></text:p>
        </text:list-item>
      </text:list>
      <text:p text:style-name="P8">Collecting data from relevant Egerton university departments concerning the procurement processes.</text:p>
      <text:p text:style-name="P8"/>
      <text:list xml:id="list1402343737124882237" text:style-name="L10">
        <text:list-item>
          <text:p text:style-name="P60"><text:span text:style-name="T4">Data Analysis</text:span></text:p>
        </text:list-item>
      </text:list>
      <text:p text:style-name="P8"><text:span text:style-name="T11">Analyzing</text:span> the collected facts and <text:span text:style-name="T11">strategy-zing</text:span> on the requirements and costs that <text:s/>will be <text:span text:style-name="T11">incurred.</text:span></text:p>
      <text:p text:style-name="P8"/>
      <text:list xml:id="list6648040878615565554" text:style-name="L11">
        <text:list-item>
          <text:p text:style-name="P61"><text:span text:style-name="T5">System Design</text:span></text:p>
        </text:list-item>
      </text:list>
      <text:p text:style-name="P9">Using the acquired requirements this phase’s core activities are to model and design the system components and the interactions between the so modeled components.</text:p>
      <text:p text:style-name="P9"/>
      <text:list xml:id="list2708120579038776718" text:style-name="L12">
        <text:list-item>
          <text:p text:style-name="P62"><text:span text:style-name="T6">System Implementation</text:span></text:p>
        </text:list-item>
      </text:list>
      <text:p text:style-name="P31">The modeled designs are converted into computer codes to create a functional software.</text:p>
      <text:p text:style-name="P31"/>
      <text:list xml:id="list2892711502819201540" text:style-name="L13">
        <text:list-item>
          <text:p text:style-name="P63"><text:span text:style-name="T6">System Testing</text:span></text:p>
        </text:list-item>
      </text:list>
      <text:p text:style-name="P31">The resulting software is projected towards a rigorous testing to discover bugs and missing user requirements for debugging purposes.</text:p>
      <text:p text:style-name="P31"/>
      <text:list xml:id="list8370725512858072206" text:style-name="L14">
        <text:list-item>
          <text:p text:style-name="P64"><text:span text:style-name="T6">Deployment and Integration</text:span></text:p>
        </text:list-item>
      </text:list>
      <text:p text:style-name="P31">The complete error free software is now deployed in the business environments to carry out the desired procurement automation processes.</text:p>
      <text:p text:style-name="P9"/>
      <text:list xml:id="list410856474299164174" text:style-name="L15">
        <text:list-item>
          <text:p text:style-name="P65"><text:span text:style-name="T6">Documentation</text:span></text:p>
        </text:list-item>
      </text:list>
      <text:p text:style-name="P33">System Design procedures and components are documented for future reference and for the system maintenance purposes. </text:p>
      <text:p text:style-name="P33"><text:span text:style-name="T16"/></text:p>
      <text:p text:style-name="P33"><text:span text:style-name="T16"/></text:p>
      <text:p text:style-name="P33"><text:span text:style-name="T16"/></text:p>
      <text:p text:style-name="P33"><text:span text:style-name="T16"/></text:p>
      <text:p text:style-name="P33"><text:span text:style-name="T16"/></text:p>
      <text:p text:style-name="P33"><text:span text:style-name="T16"/></text:p>
      <text:p text:style-name="P33"><text:span text:style-name="T16"/></text:p>
      <text:p text:style-name="P33"><text:span text:style-name="T16"/></text:p>
      <text:p text:style-name="P33"><text:span text:style-name="T16"/></text:p>
      <text:p text:style-name="P33"><text:span text:style-name="T16"/></text:p>
      <text:p text:style-name="P33"><text:span text:style-name="T16"/></text:p>
      <text:p text:style-name="P33"><text:span text:style-name="T16"/></text:p>
      <text:p text:style-name="P33"><text:soft-page-break/><text:span text:style-name="T16">SCHEDULE</text:span></text:p>
      <text:p text:style-name="P21">This project will take approximately 15weeks to complete. According to the time-line, the first iteration is expected to be completed in 4 weeks, with the remaining 11weeks dedicated to the second iteration and scalability, integration explorations.</text:p>
      <text:p text:style-name="P21"/>
      <table:table table:name="Table1" table:style-name="Table1">
        <table:table-column table:style-name="Table1.A"/>
        <table:table-column table:style-name="Table1.B"/>
        <table:table-column table:style-name="Table1.C"/>
        <table:table-row>
          <table:table-cell table:style-name="Table1.A1" office:value-type="string">
            <text:p text:style-name="P70">Task ID</text:p>
          </table:table-cell>
          <table:table-cell table:style-name="Table1.A1" office:value-type="string">
            <text:p text:style-name="P70">Task Name</text:p>
          </table:table-cell>
          <table:table-cell table:style-name="Table1.C1" office:value-type="string">
            <text:p text:style-name="P71">Period <text:span text:style-name="T12">[Weeks]</text:span></text:p>
            <text:p text:style-name="P72"><text:s/>[2 ] <text:s text:c="13"/>[2] <text:s text:c="18"/>[ <text:span text:style-name="T14">5</text:span> ] <text:s text:c="16"/>[<text:span text:style-name="T14">3</text:span> ] <text:s/>[0.5] [0.5] <text:s text:c="5"/>[<text:span text:style-name="T14">3</text:span>]</text:p>
          </table:table-cell>
        </table:table-row>
        <table:table-row table:style-name="Table1.2">
          <table:table-cell table:style-name="Table1.A2" office:value-type="string">
            <text:p text:style-name="P28"><draw:custom-shape text:anchor-type="paragraph" draw:z-index="2" draw:name="Shape1" draw:style-name="gr3" svg:width="0.7878in" svg:height="0.313in" svg:x="2.1571in" svg:y="0.0102in"><text:p text:style-name="Frame_20_contents"/><draw:enhanced-geometry svg:viewBox="0 0 21600 21600" draw:type="rectangle" draw:enhanced-path="M 0 0 L 21600 0 21600 21600 0 21600 0 0 Z N"/></draw:custom-shape>1</text:p>
          </table:table-cell>
          <table:table-cell table:style-name="Table1.A2" office:value-type="string">
            <text:p text:style-name="P28">Data Collection</text:p>
          </table:table-cell>
          <table:table-cell table:style-name="Table1.C2" office:value-type="string">
            <text:p text:style-name="P28"><draw:line text:anchor-type="paragraph" draw:z-index="3" draw:name="Shape2" draw:style-name="gr1" draw:text-style-name="P73" svg:x1="0.7571in" svg:y1="0.198in" svg:x2="0.7571in" svg:y2="0.7146in"><text:p/></draw:line></text:p>
            <text:p text:style-name="P28"/>
          </table:table-cell>
        </table:table-row>
        <table:table-row table:style-name="Table1.3">
          <table:table-cell table:style-name="Table1.A2" office:value-type="string">
            <text:p text:style-name="P28">2</text:p>
          </table:table-cell>
          <table:table-cell table:style-name="Table1.A2" office:value-type="string">
            <text:p text:style-name="P28">Analysis</text:p>
          </table:table-cell>
          <table:table-cell table:style-name="Table1.C2" office:value-type="string">
            <text:p text:style-name="P28"><draw:custom-shape text:anchor-type="paragraph" draw:z-index="5" draw:name="Shape1" draw:style-name="gr5" svg:width="0.948in" svg:height="0.313in" svg:x="0.7571in" svg:y="0.0937in"><text:p text:style-name="Frame_20_contents"><draw:line text:anchor-type="paragraph" draw:z-index="7" draw:name="Shape2" draw:style-name="gr1" draw:text-style-name="P73" svg:x1="5.4591in" svg:y1="-1.622in" svg:x2="5.4591in" svg:y2="-1.0618in"><text:p/></draw:line></text:p><draw:enhanced-geometry svg:viewBox="0 0 21600 21600" draw:type="rectangle" draw:enhanced-path="M 0 0 L 21600 0 21600 21600 0 21600 0 0 Z N"/></draw:custom-shape></text:p>
            <text:p text:style-name="P28"><draw:line text:anchor-type="paragraph" draw:z-index="9" draw:name="Shape2" draw:style-name="gr1" draw:text-style-name="P73" svg:x1="1.7047in" svg:y1="0.1189in" svg:x2="1.6945in" svg:y2="0.6335in"><text:p/></draw:line></text:p>
          </table:table-cell>
        </table:table-row>
        <table:table-row>
          <table:table-cell table:style-name="Table1.A2" office:value-type="string">
            <text:p text:style-name="P28">3</text:p>
          </table:table-cell>
          <table:table-cell table:style-name="Table1.A2" office:value-type="string">
            <text:p text:style-name="P28">Design</text:p>
          </table:table-cell>
          <table:table-cell table:style-name="Table1.C2" office:value-type="string">
            <text:p text:style-name="P28"><draw:line text:anchor-type="paragraph" draw:z-index="0" draw:name="Shape2" draw:style-name="gr1" draw:text-style-name="P73" svg:x1="3.3673in" svg:y1="0.1917in" svg:x2="3.3717in" svg:y2="0.8272in"><text:p/></draw:line><draw:custom-shape text:anchor-type="paragraph" draw:z-index="10" draw:name="Shape1" draw:style-name="gr6" svg:width="1.6732in" svg:height="0.313in" svg:x="1.6945in" svg:y="0.0835in"><text:p text:style-name="Frame_20_contents"><draw:custom-shape text:anchor-type="paragraph" draw:z-index="11" draw:name="Shape1" draw:style-name="gr7" svg:width="0.6669in" svg:height="0.313in" svg:x="3.5319in" svg:y="-2.2484in"><text:p text:style-name="Frame_20_contents"/><draw:enhanced-geometry svg:viewBox="0 0 21600 21600" draw:type="rectangle" draw:enhanced-path="M 0 0 L 21600 0 21600 21600 0 21600 0 0 Z N"/></draw:custom-shape></text:p><draw:enhanced-geometry svg:viewBox="0 0 21600 21600" draw:type="rectangle" draw:enhanced-path="M 0 0 L 21600 0 21600 21600 0 21600 0 0 Z N"/></draw:custom-shape></text:p>
            <text:p text:style-name="P28"/>
          </table:table-cell>
        </table:table-row>
        <table:table-row>
          <table:table-cell table:style-name="Table1.A2" office:value-type="string">
            <text:p text:style-name="P28">4</text:p>
          </table:table-cell>
          <table:table-cell table:style-name="Table1.A2" office:value-type="string">
            <text:p text:style-name="P28">Implementation</text:p>
          </table:table-cell>
          <table:table-cell table:style-name="Table1.C2" office:value-type="string">
            <text:p text:style-name="P28"/>
            <text:p text:style-name="P28"><draw:line text:anchor-type="paragraph" draw:z-index="6" draw:name="Shape2" draw:style-name="gr1" draw:text-style-name="P73" svg:x1="4.0382in" svg:y1="0.0898in" svg:x2="4.028in" svg:y2="0.4752in"><text:p/></draw:line></text:p>
          </table:table-cell>
        </table:table-row>
        <table:table-row>
          <table:table-cell table:style-name="Table1.A2" office:value-type="string">
            <text:p text:style-name="P28">5</text:p>
          </table:table-cell>
          <table:table-cell table:style-name="Table1.A2" office:value-type="string">
            <text:p text:style-name="P28">Testing</text:p>
          </table:table-cell>
          <table:table-cell table:style-name="Table1.C2" office:value-type="string">
            <text:p text:style-name="P28"><draw:custom-shape text:anchor-type="paragraph" draw:z-index="4" draw:name="Shape1" draw:style-name="gr4" svg:width="0.3335in" svg:height="0.313in" svg:x="4.028in" svg:y="0.039in"><text:p text:style-name="Frame_20_contents"/><draw:enhanced-geometry svg:viewBox="0 0 21600 21600" draw:type="rectangle" draw:enhanced-path="M 0 0 L 21600 0 21600 21600 0 21600 0 0 Z N"/></draw:custom-shape></text:p>
            <text:p text:style-name="P28"/>
          </table:table-cell>
        </table:table-row>
        <table:table-row>
          <table:table-cell table:style-name="Table1.A2" office:value-type="string">
            <text:p text:style-name="P28">6</text:p>
          </table:table-cell>
          <table:table-cell table:style-name="Table1.A2" office:value-type="string">
            <text:p text:style-name="P28">Deploying and Integration</text:p>
          </table:table-cell>
          <table:table-cell table:style-name="Table1.C2" office:value-type="string">
            <text:p text:style-name="P28"><draw:custom-shape text:anchor-type="paragraph" draw:z-index="1" draw:name="Shape1" draw:style-name="gr2" svg:width="0.3961in" svg:height="0.313in" svg:x="4.361in" svg:y="0.0835in"><text:p text:style-name="Frame_20_contents"/><draw:enhanced-geometry svg:viewBox="0 0 21600 21600" draw:type="rectangle" draw:enhanced-path="M 0 0 L 21600 0 21600 21600 0 21600 0 0 Z N"/></draw:custom-shape><draw:line text:anchor-type="paragraph" draw:z-index="8" draw:name="Shape2" draw:style-name="gr1" draw:text-style-name="P73" svg:x1="4.7571in" svg:y1="0.2327in" svg:x2="4.7571in" svg:y2="0.9165in"><text:p/></draw:line></text:p>
          </table:table-cell>
        </table:table-row>
        <table:table-row>
          <table:table-cell table:style-name="Table1.A2" office:value-type="string">
            <text:p text:style-name="P29">7</text:p>
          </table:table-cell>
          <table:table-cell table:style-name="Table1.A2" office:value-type="string">
            <text:p text:style-name="P29">Documentation</text:p>
          </table:table-cell>
          <table:table-cell table:style-name="Table1.C2" office:value-type="string">
            <text:p text:style-name="P28"><draw:custom-shape text:anchor-type="paragraph" draw:z-index="12" draw:name="Shape1" draw:style-name="gr8" svg:width="0.6705in" svg:height="0.313in" svg:x="4.7571in" svg:y="0.039in"><text:p text:style-name="Frame_20_contents"/><draw:enhanced-geometry svg:viewBox="0 0 21600 21600" draw:type="rectangle" draw:enhanced-path="M 0 0 L 21600 0 21600 21600 0 21600 0 0 Z N"/></draw:custom-shape></text:p>
            <text:p text:style-name="P28"/>
          </table:table-cell>
        </table:table-row>
      </table:table>
      <text:p text:style-name="P21"><draw:frame draw:style-name="fr1" draw:name="Frame4" text:anchor-type="paragraph" svg:x="-0.5102in" svg:y="-0.4362in" svg:width="0.6665in" svg:height="0.3126in" draw:z-index="19"><draw:text-box><text:p text:style-name="Frame_20_contents"/></draw:text-box></draw:frame></text:p>
      <text:p text:style-name="P21"/>
      <text:p text:style-name="P8"/>
      <text:p text:style-name="P8"/>
      <text:p text:style-name="P8"/>
      <text:p text:style-name="P8"/>
      <text:p text:style-name="P8"/>
      <text:p text:style-name="P8"/>
      <text:p text:style-name="P8"/>
      <text:p text:style-name="P8"/>
      <text:p text:style-name="P8"/>
      <text:p text:style-name="P8"/>
      <text:p text:style-name="P50"/>
      <text:p text:style-name="P50"/>
      <text:p text:style-name="P50"/>
      <text:p text:style-name="P50"/>
      <text:p text:style-name="P50"/>
      <text:p text:style-name="P50"><text:soft-page-break/>PROJECT BUDGET</text:p>
      <text:p text:style-name="P18">Development Costs</text:p>
      <text:p text:style-name="P22">Man-Hour:</text:p>
      <text:p text:style-name="P10"><text:s text:c="7"/>Estimated hours :=630 hrs</text:p>
      <text:p text:style-name="P10"><text:s text:c="7"/>Number of persons:= 5</text:p>
      <text:p text:style-name="P10"><text:s text:c="7"/>Cost per hour := ksh. 0.00</text:p>
      <text:p text:style-name="P10"/>
      <text:p text:style-name="P16">Total Development cost: (630*5*0.00)</text:p>
      <text:p text:style-name="P16"><text:s/>:==Ksh. 0.00</text:p>
      <text:p text:style-name="P16"/>
      <text:p text:style-name="P18">Component Costs</text:p>
      <text:p text:style-name="P20">Printing : Printing of the system documents</text:p>
      <text:p text:style-name="P20"><text:tab/> Estimated copies:=100 pages</text:p>
      <text:p text:style-name="P20"><text:s/><text:tab/> Cost per page :=ksh 5.00</text:p>
      <text:p text:style-name="P20"><text:s text:c="9"/></text:p>
      <text:p text:style-name="P20">Binding: Binding of system documents</text:p>
      <text:p text:style-name="P20"><text:tab/>Estimated Documents: =3</text:p>
      <text:p text:style-name="P20"><text:tab/>Cost per page :=ksh 60.00</text:p>
      <text:p text:style-name="P20"/>
      <text:p text:style-name="P20">Communication: Airtime to coordinate the development processes.</text:p>
      <text:p text:style-name="P20"><text:s/><text:tab/><text:span text:style-name="T13">Estimated Cost :=ks.500.00</text:span></text:p>
      <text:p text:style-name="P20"/>
      <text:p text:style-name="P17">Total <text:span text:style-name="T13">Component </text:span>cost: <text:span text:style-name="T13">{</text:span>(<text:span text:style-name="T13">100*5</text:span>)<text:span text:style-name="T13">+(60*3)+(500)}</text:span></text:p>
      <text:p text:style-name="P19"><text:s/>:==Ksh. <text:span text:style-name="T13">1,18</text:span>0.00</text:p>
      <text:p text:style-name="P19"/>
      <text:p text:style-name="P19"/>
      <text:p text:style-name="P17">Total Development cost</text:p>
      <text:p text:style-name="P19"><text:s/>:==Ksh.<text:span text:style-name="T13">1,180.00</text:span></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52"><text:soft-page-break/>CONCLUSION</text:p>
      <text:p text:style-name="P53">The development team conducted several surveys and found that system can be designed, implemented and deployed using the available resources. This system aims at reducing at a greater pace the costs incurred in procurement management and coordination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2">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19T13:28:56.400296932</meta:creation-date>
    <dc:date>2017-04-20T08:37:13.340382504</dc:date>
    <meta:editing-duration>PT3H29M40S</meta:editing-duration>
    <meta:editing-cycles>45</meta:editing-cycles>
    <meta:generator>LibreOffice/5.1.6.2$Linux_X86_64 LibreOffice_project/10m0$Build-2</meta:generator>
    <meta:document-statistic meta:table-count="1" meta:image-count="0" meta:object-count="0" meta:page-count="10" meta:paragraph-count="123" meta:word-count="922" meta:character-count="6753" meta:non-whitespace-character-count="5850"/>
  </office:meta>
</office:document-meta>
</file>